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62f6c" officeooo:paragraph-rsid="00162f6c"/>
    </style:style>
    <style:style style:name="P2" style:family="paragraph" style:parent-style-name="Text_20_body">
      <style:text-properties officeooo:rsid="00162fbd" officeooo:paragraph-rsid="00162fbd"/>
    </style:style>
    <style:style style:name="P3" style:family="paragraph" style:parent-style-name="Text_20_body">
      <style:text-properties officeooo:paragraph-rsid="00162f6c"/>
    </style:style>
    <style:style style:name="P4" style:family="paragraph" style:parent-style-name="Text_20_body">
      <style:text-properties officeooo:rsid="00165c63" officeooo:paragraph-rsid="00165c63"/>
    </style:style>
    <style:style style:name="P5" style:family="paragraph" style:parent-style-name="Text_20_body">
      <style:text-properties officeooo:rsid="00165c63" officeooo:paragraph-rsid="00180977"/>
    </style:style>
    <style:style style:name="P6" style:family="paragraph" style:parent-style-name="Text_20_body">
      <style:text-properties officeooo:paragraph-rsid="00165c63"/>
    </style:style>
    <style:style style:name="P7" style:family="paragraph" style:parent-style-name="Text_20_body">
      <style:text-properties officeooo:paragraph-rsid="001c9f54"/>
    </style:style>
    <style:style style:name="P8" style:family="paragraph" style:parent-style-name="Text_20_body">
      <style:text-properties officeooo:paragraph-rsid="001e50a0"/>
    </style:style>
    <style:style style:name="P9" style:family="paragraph" style:parent-style-name="Text_20_body">
      <style:text-properties officeooo:rsid="001e50a0" officeooo:paragraph-rsid="001e50a0"/>
    </style:style>
    <style:style style:name="P10" style:family="paragraph" style:parent-style-name="Text_20_body">
      <style:paragraph-properties fo:text-align="center" style:justify-single-word="false"/>
    </style:style>
    <style:style style:name="P11" style:family="paragraph" style:parent-style-name="Text_20_body">
      <style:text-properties officeooo:rsid="001e8da5" officeooo:paragraph-rsid="0020649f"/>
    </style:style>
    <style:style style:name="P12" style:family="paragraph" style:parent-style-name="Text_20_body">
      <style:text-properties officeooo:paragraph-rsid="001e8da5"/>
    </style:style>
    <style:style style:name="P13" style:family="paragraph" style:parent-style-name="Text_20_body">
      <style:paragraph-properties fo:text-align="start" style:justify-single-word="false"/>
      <style:text-properties officeooo:rsid="00202953" officeooo:paragraph-rsid="0020649f"/>
    </style:style>
    <style:style style:name="P14" style:family="paragraph" style:parent-style-name="Text_20_body">
      <style:paragraph-properties fo:text-align="start" style:justify-single-word="false"/>
      <style:text-properties officeooo:paragraph-rsid="0020649f"/>
    </style:style>
    <style:style style:name="P15" style:family="paragraph" style:parent-style-name="Text_20_body">
      <style:text-properties officeooo:paragraph-rsid="00202953"/>
    </style:style>
    <style:style style:name="P16" style:family="paragraph" style:parent-style-name="Heading_20_1">
      <style:text-properties officeooo:rsid="00162f6c" officeooo:paragraph-rsid="00162f6c"/>
    </style:style>
    <style:style style:name="P17" style:family="paragraph" style:parent-style-name="Heading_20_1">
      <style:paragraph-properties fo:break-before="page"/>
      <style:text-properties officeooo:rsid="00162fbd" officeooo:paragraph-rsid="00162fbd"/>
    </style:style>
    <style:style style:name="P18" style:family="paragraph" style:parent-style-name="Heading_20_1">
      <style:paragraph-properties fo:break-before="page"/>
      <style:text-properties officeooo:paragraph-rsid="00162fbd"/>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rsid="001a0cf5" officeooo:paragraph-rsid="00165c63"/>
    </style:style>
    <style:style style:name="P21" style:family="paragraph" style:parent-style-name="Heading_20_1" style:list-style-name="">
      <style:paragraph-properties fo:break-before="page"/>
      <style:text-properties officeooo:rsid="001a0cf5" officeooo:paragraph-rsid="00182bbe"/>
    </style:style>
    <style:style style:name="P22" style:family="paragraph" style:parent-style-name="Heading_20_1">
      <style:paragraph-properties fo:break-before="page"/>
      <style:text-properties officeooo:rsid="0019ba2e" officeooo:paragraph-rsid="0019ba2e"/>
    </style:style>
    <style:style style:name="P23" style:family="paragraph" style:parent-style-name="Text_20_body" style:list-style-name="L1">
      <style:text-properties officeooo:paragraph-rsid="001e8da5"/>
    </style:style>
    <style:style style:name="P24" style:family="paragraph" style:parent-style-name="Text_20_body" style:list-style-name="L1">
      <style:text-properties officeooo:rsid="001e8da5" officeooo:paragraph-rsid="001e8da5"/>
    </style:style>
    <style:style style:name="P25" style:family="paragraph" style:parent-style-name="Text_20_body" style:list-style-name="L2">
      <style:paragraph-properties fo:text-align="start" style:justify-single-word="false"/>
      <style:text-properties officeooo:paragraph-rsid="0020649f"/>
    </style:style>
    <style:style style:name="P2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62f6c"/>
    </style:style>
    <style:style style:name="T2" style:family="text">
      <style:text-properties officeooo:rsid="00162fbd"/>
    </style:style>
    <style:style style:name="T3" style:family="text">
      <style:text-properties officeooo:rsid="00165c63"/>
    </style:style>
    <style:style style:name="T4" style:family="text">
      <style:text-properties officeooo:rsid="0016f7ab"/>
    </style:style>
    <style:style style:name="T5" style:family="text">
      <style:text-properties officeooo:rsid="00180977"/>
    </style:style>
    <style:style style:name="T6" style:family="text">
      <style:text-properties officeooo:rsid="001a1a69"/>
    </style:style>
    <style:style style:name="T7" style:family="text">
      <style:text-properties officeooo:rsid="001c0f90"/>
    </style:style>
    <style:style style:name="T8" style:family="text">
      <style:text-properties officeooo:rsid="001c9f54"/>
    </style:style>
    <style:style style:name="T9" style:family="text">
      <style:text-properties officeooo:rsid="001e50a0"/>
    </style:style>
    <style:style style:name="T10" style:family="text">
      <style:text-properties officeooo:rsid="001e8da5"/>
    </style:style>
    <style:style style:name="T11" style:family="text">
      <style:text-properties officeooo:rsid="00202953"/>
    </style:style>
    <style:style style:name="T12" style:family="text">
      <style:text-properties fo:color="#c9211e" loext:opacity="100%" fo:font-weight="bold" officeooo:rsid="0020649f" style:font-weight-asian="bold" style:font-weight-complex="bold"/>
    </style:style>
    <style:style style:name="T13" style:family="text">
      <style:text-properties officeooo:rsid="0020649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svg:stroke-width="0.0209in" svg:stroke-color="#3465a4" draw:marker-start="" draw:marker-start-width="0.1098in" draw:marker-start-center="false" draw:marker-end="Arrowheads_20_5"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02in" fo:min-width="0in"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chroedinger Equation</text:p>
      <text:p text:style-name="Text_20_body"/>
      <text:h text:style-name="P16" text:outline-level="1">Schroedinger's Equation</text:h>
      <text:p text:style-name="P3">The quantum-mechanical law of motion found by Schrödinger, describing a particle<text:span text:style-name="T1"> </text:span>of mass m moving in one dimension in an arbitrary potential V(x), <text:span text:style-name="T1">[1].</text:span></text:p>
      <text:p text:style-name="P1">When a particle or wave does the exact same thing over and over, it produces the same results when measured. <text:s/>This allows us to consider Schroedinger's equation as time (t) independent (TISE).</text:p>
      <text:p text:style-name="Text_20_body"/>
      <text:h text:style-name="P17" text:outline-level="1">Separating Space and Time</text:h>
      <text:p text:style-name="P1">To create a time (t) independent equation (TISE), we need to seperate the time component (t) of the wave equation from the position component (x).</text:p>
      <text:p text:style-name="P1">To help demonstrate this process, we will use the sine version of the displacement function y (x, t), [1<text:span text:style-name="T2"> - 4</text:span>], and then look at the exponential version, [<text:span text:style-name="T2">6</text:span>].</text:p>
      <text:p text:style-name="P2">As you can see, we can't do much with the sine and cosine version of the displacement function y (x,t), [1 - 4]. That's ok. It was used to demonstrate what we are trying to do. <text:s/></text:p>
      <text:p text:style-name="P2">Let's focus on the exponential version, [6].</text:p>
      <text:p text:style-name="P1"/>
      <text:p text:style-name="Text_20_body"/>
      <text:h text:style-name="P18" text:outline-level="1"><text:bookmark-start text:name="__RefHeading___Toc44048_966181473"/>TISE<text:bookmark-end text:name="__RefHeading___Toc44048_966181473"/></text:h>
      <text:p text:style-name="P4">The time independent Schroedinger equation (TISE), focuses on the space component O (x) of the Schroedinger equation, [1]. <text:s/>Consider a wave function, [3], that describes a standing wave, discussed in Waves. <text:s/>A standing wave has nodes and anti-nodes, whose locations we can predict. <text:s/></text:p>
      <text:p text:style-name="P4">When we work with such a wave, [3], we can ignore time (t), as the state at time (t = 0) and (t = ?) will always be the same. <text:s/>Thus, by setting time (t = 0), the exponent of time (t) becomes one, [4 - 9].</text:p>
      <text:p text:style-name="P4">We can then directly replace the wave equation (w), [3], with the position funtion O (x), in the Schroedinger equation, [10 - 11].</text:p>
      <text:p text:style-name="P4">If time (t) is needed, or we needed to confirm that the result will be the same with or without time (t), then we just mutiply time T (t) back into the wave equation, [2].</text:p>
      <text:p text:style-name="P4"/>
      <text:p text:style-name="Text_20_body"/>
      <text:h text:style-name="P19" text:outline-level="1">Stationary States</text:h>
      <text:p text:style-name="Text_20_body">To each energy eigen<text:span text:style-name="T3"> </text:span>value <text:span text:style-name="T3">(</text:span>E<text:span text:style-name="T3">)</text:span> there is a<text:span text:style-name="T3"> one to many relationship with the </text:span>energy eigen<text:span text:style-name="T3"> </text:span>state<text:span text:style-name="T3"> O[a] (x)</text:span>, and to each eigen<text:span text:style-name="T3"> </text:span>state there corresponds a solution<text:span text:style-name="T3"> </text:span>of the time-dependent Schrödinger equation<text:span text:style-name="T3">, [1]</text:span>. Such solutions are also known as<text:span text:style-name="T3"> </text:span>stationary states because the time dependence is contained entirely in <text:span text:style-name="T3">T (t)</text:span>. This means that the probability <text:span text:style-name="T3">of </text:span>find<text:span text:style-name="T3">ing</text:span> a particle in the<text:span text:style-name="T3"> </text:span>neighborhood of point <text:span text:style-name="T3">(</text:span>x<text:span text:style-name="T3">)</text:span>,<text:span text:style-name="T3"> [4], </text:span>is constant in time.</text:p>
      <text:p text:style-name="P6">Let { O [a] (x), E[a] }<text:span text:style-name="T3">, [6],</text:span> denote a complete set of eigen<text:span text:style-name="T3"> </text:span>states and corresponding <text:span text:style-name="T3">energy </text:span>eigen<text:span text:style-name="T3"> </text:span>values, in the sense that any other eigenstate which is not in the set can be expressed as a<text:span text:style-name="T3"> </text:span>linear combination of those that are. Then the general solution to the time-dependent<text:span text:style-name="T3"> </text:span>Schrödinger equation <text:span text:style-name="T3">(TISE) </text:span>is a sum<text:span text:style-name="T3">, [7], </text:span>if the energy eigen<text:span text:style-name="T3"> </text:span>values are a discrete set, or an integral<text:span text:style-name="T3">, [8], </text:span>if the energy eigen<text:span text:style-name="T3"> </text:span>values span a continuous range, or a combination of sum and<text:span text:style-name="T3"> </text:span>integral<text:span text:style-name="T3">, [9 - 11] </text:span>if some eigen<text:span text:style-name="T3"> </text:span>values are discrete and others are found in a continuous range.</text:p>
      <text:p text:style-name="Text_20_body">Most of the effort in quantum mechanics goes into solving the time-independent<text:span text:style-name="T3"> </text:span>Schrödinger equation<text:span text:style-name="T3"> (TISE),</text:span> <text:span text:style-name="T3">[12 - 13]</text:span>. Once a complete set of solutions to that equation<text:span text:style-name="T3"> are </text:span>found, the general solution <text:span text:style-name="T3">[9 - 11]</text:span> to the time-dependent problem follows<text:span text:style-name="T3"> </text:span>immediately.</text:p>
      <text:p text:style-name="Text_20_body"/>
      <text:h text:style-name="P20" text:outline-level="1">Ground State<text:span text:style-name="T3"> / Vacuum State</text:span></text:h>
      <text:p text:style-name="P6"><text:span text:style-name="T3">T</text:span>he ground state is the lowest energy state of<text:span text:style-name="T3"> </text:span>a quantum system.</text:p>
      <text:p text:style-name="P6">Energy eigen<text:span text:style-name="T3"> </text:span>states of higher energies are known as excited states. The fact that the<text:span text:style-name="T3"> </text:span>ground state energy of the particle in the tube <text:span text:style-name="T3">(</text:span>E1<text:span text:style-name="T3">)</text:span> is greater than zero is another<text:span text:style-name="T3"> </text:span>example of the <text:span text:style-name="T3">u</text:span>ncertainty <text:span text:style-name="T3">p</text:span>rinciple at work<text:span text:style-name="T3">, [1]</text:span>. Since the particle is confined in<text:span text:style-name="T3"> </text:span>a <text:span text:style-name="T3">tube</text:span> of length <text:span text:style-name="T3">(</text:span>L<text:span text:style-name="T3">)</text:span>, it means that <text:span text:style-name="T3">(</text:span>Δx <text:span text:style-name="T3">&lt;=</text:span> L<text:span text:style-name="T3">)</text:span> , and therefore<text:span text:style-name="T3">, the uncertainty of momentum (</text:span>Δp<text:span text:style-name="T3">) must be greater than (h-bar / 2L), [2 - 3].</text:span></text:p>
      <text:p text:style-name="P6">Assuming <text:span text:style-name="T3">the expectation of momentum &lt;</text:span>p<text:span text:style-name="T3">&gt; is zero, [5 - 6]</text:span>, this would give a lower bound to the energy<text:span text:style-name="T3">, [6], </text:span>and this lower bound is in fact smaller, by some numerical factors, than the true<text:span text:style-name="T3"> </text:span>ground state energy <text:span text:style-name="T3">(</text:span>E1<text:span text:style-name="T3">),</text:span> <text:span text:style-name="T3">[4]</text:span>, in agreement with the uncertainty principle<text:span text:style-name="T3">, [1]</text:span>.<text:span text:style-name="T3"> </text:span></text:p>
      <text:p text:style-name="P6">Note that the dependence on <text:span text:style-name="T3">(h-bar</text:span>, m, L<text:span text:style-name="T3">)</text:span> of the lower bound is the same as that of <text:span text:style-name="T3">(</text:span>E1<text:span text:style-name="T3">), [4]</text:span>.</text:p>
      <text:p text:style-name="P6">Again, it is not a question of ‘the observation disturbing the observed’. There is<text:span text:style-name="T3"> </text:span>simply no physical state of a particle in a tube which has an energy lower than <text:span text:style-name="T3">(</text:span>E1<text:span text:style-name="T3">), [4]</text:span>.<text:span text:style-name="T3"> <text:s/>The ball must be somewhere, and it must be moving, to be ovserved, else it's just an empty tube.</text:span></text:p>
      <text:p text:style-name="P6">Energy eigen<text:span text:style-name="T3"> </text:span>states are stationary states, in the sense that the time dependence of<text:span text:style-name="T3"> </text:span>the wave function is entirely in <text:span text:style-name="T3">T (t), [7], and this cancels out when computing expectation values of position &lt;x&gt; and momentum &lt;</text:span>p<text:span text:style-name="T3">&gt;, [8 - 11].</text:span></text:p>
      <text:p text:style-name="P4"><text:soft-page-break/>Reviewing Ehrenfest's Principles, [12 - 13], we see that the expectation of position &lt;x&gt; and momentum &lt;p&gt; and the space derivative of potentital energy (V) are all zero. [14 - 16].<text:span text:style-name="T4"> <text:s/>Which causes the resulting force from the potential energy (V) to be zero, as well, <text:s/>[17 - 18].</text:span></text:p>
      <text:p text:style-name="P4"><text:span text:style-name="T4">While</text:span>, in classical mechanics the kinetic energy <text:span text:style-name="T4">(KE) </text:span>of a stationary state is<text:span text:style-name="T4"> </text:span>zero<text:span text:style-name="T4">, t</text:span>his is not <text:span text:style-name="T4">possible for </text:span>quantum mechanics. For example<text:span text:style-name="T5">,</text:span> <text:span text:style-name="T5">t</text:span>he particle in<text:span text:style-name="T4"> </text:span>a tube, the expectation value of momentum <text:span text:style-name="T4">&lt;p&gt; </text:span>vanishes<text:span text:style-name="T5">, [30 - 46].</text:span></text:p>
      <text:p text:style-name="P4">However, as required by the uncertainty principle, the uncertainty in momentum is<text:span text:style-name="T5"> </text:span>not zer<text:span text:style-name="T5">o, [47 - 67].</text:span></text:p>
      <text:p text:style-name="P4">The energy eigen<text:span text:style-name="T5"> </text:span>values <text:span text:style-name="T5">(E [n]) </text:span>(in this example) are simply given by the kinetic energy<text:span text:style-name="T5"> (KE) </text:span>which is due to this uncertainty<text:span text:style-name="T5">, [68 - 70].</text:span></text:p>
      <text:p text:style-name="P4">There is no adequate classical picture, either in terms of a particle following a<text:span text:style-name="T5"> </text:span>trajectory (in which case <text:span text:style-name="T5">&lt;</text:span>x<text:span text:style-name="T5">&gt;</text:span> changes in time), or of a particle at rest (in which case<text:span text:style-name="T5"> </text:span>the kinetic energy vanishes), of the energy eigen<text:span text:style-name="T5"> </text:span>states<text:span text:style-name="T5"> O(x)</text:span>. These are best pictured as<text:span text:style-name="T5"> </text:span>standing waves, which, represent the components of<text:span text:style-name="T5"> </text:span>vectors in Hilbert space. Nevertheless, when standing waves of different energies are<text:span text:style-name="T5"> </text:span>superimposed, it is possible to produce a wave<text:span text:style-name="T5"> </text:span>packet<text:span text:style-name="T5">, which</text:span>, roughly follows a classical trajectory according to Ehrenfest’s principle.</text:p>
      <text:p text:style-name="P5">This is an important point to keep in mind: dynamics, non-stationarity, change of<text:span text:style-name="T5"> </text:span>any sort in quantum mechanics, implies an uncertainty in the value of energy. If the<text:span text:style-name="T5"> </text:span>value of the energy is certain, the system is in an energy eigen<text:span text:style-name="T5"> </text:span>state<text:span text:style-name="T5"> O(x)</text:span>, and if the <text:soft-page-break/>system<text:span text:style-name="T5"> </text:span>is in an energy eigen<text:span text:style-name="T5"> </text:span>state<text:span text:style-name="T5"> O(x)</text:span>, the system is stationary.</text:p>
      <text:h text:style-name="P21" text:outline-level="1">Excited States</text:h>
      <text:p text:style-name="Text_20_body">Given a wave equation for a standing wave, [1], each node (n) in the wave creates an even and odd wave function (w [n]), based on the number of nodes (n) present in the standing wave, [2 - 7]. <text:s/></text:p>
      <text:p text:style-name="Text_20_body">A common concept used to describe standing waves, is waves in a well.</text:p>
      <text:p text:style-name="Text_20_body">As a collection of functions w [n] (x) have some interesting and important properties:</text:p>
      <text:p text:style-name="Text_20_body">1. Excited states are alternately even and odd, with respect to their center of the well: w1 is even, w2 is odd, w3 is even, and so on.</text:p>
      <text:p text:style-name="Text_20_body">2. As the energy in a wave increases, each successive state has one more node (n): <text:s/>w1 has none, w2 has one, w3 has two, and so on.</text:p>
      <text:p text:style-name="Text_20_body">3. Excited states are mutually orthogonal (⊥), in the sense that w [m] (x) and w [n] (x) are different waves, where (m) and (n) are different numbers, [12 - 29]</text:p>
      <text:p text:style-name="Text_20_body">4. Excited states are complete, in the sense that any function, f (x), can be expressed as a sum of wave functions, in a linear equation, [<text:span text:style-name="T6">30 - 39</text:span>]. </text:p>
      <text:p text:style-name="Text_20_body">Orthogonality (⊥) of wave functions for different energy states (E1 or E2) implies that these states are completely independent. <text:s/>If you measure a particle's energy (E) and find it to be in state (n), then the probability of finding it in state (m) (where m ≠ n) is zero.</text:p>
      <text:p text:style-name="Text_20_body"><text:soft-page-break/>Using the fourier series, you can evaluate two wave functions ( w [m] (x) and w [n] (x) ) to show that they will only be parallel (||) when (n and m) are equal, [34 - 39]. </text:p>
      <text:p text:style-name="Text_20_body"/>
      <text:p text:style-name="Text_20_body"/>
      <text:p text:style-name="Text_20_body"/>
      <text:h text:style-name="P22" text:outline-level="1">Even and Odd States</text:h>
      <text:p text:style-name="Text_20_body"/>
      <text:p text:style-name="Text_20_body"/>
      <text:h text:style-name="P19" text:outline-level="1">Free Particle</text:h>
      <text:p text:style-name="P10"><draw:g text:anchor-type="as-char" draw:z-index="0" draw:name="Group object 1" draw:style-name="gr1"><draw:line draw:style-name="gr2" draw:text-style-name="P26" svg:x1="0.0004in" svg:y1="0.5213in" svg:x2="4.0008in" svg:y2="0.5071in"><text:p/></draw:line><draw:line draw:style-name="gr3" draw:text-style-name="P26" svg:x1="0.4059in" svg:y1="0.0043in" svg:x2="1.3606in" svg:y2="0in"><text:p/></draw:line><draw:custom-shape draw:style-name="gr4" draw:text-style-name="P27" svg:width="0.1425in" svg:height="0.1413in" svg:x="0.8472in" svg:y="0.4291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15"><text:span text:style-name="T10">A particle is considered free, when </text:span>the potential <text:span text:style-name="T10">energy </text:span>V(x) vanishes everywhere, <text:span text:style-name="T10">[1]. </text:span><text:span text:style-name="T11">The goal of this section is to </text:span><text:span text:style-name="T13">solve for the eigen energy state O (x) in</text:span><text:span text:style-name="T11"> Schroedinger's general solution </text:span><text:span text:style-name="T13">(E O = H O), [14], using the Fourier Transformation.</text:span></text:p>
      <text:p text:style-name="P15"><text:span text:style-name="T13">Using </text:span>Schrödinger equation<text:span text:style-name="T13">, [2], </text:span>in one<text:span text:style-name="T10"> </text:span>dimension <text:span text:style-name="T13">allows us </text:span><text:span text:style-name="T10">to </text:span>reduce to the equation for de Broglie waves<text:span text:style-name="T10">, [3], and allows us to use the equation deduced from the wave function w (x, t) for plane waves</text:span><text:span text:style-name="T13">, [5]</text:span><text:span text:style-name="T10">, correspond</text:span>ing to a particle with definite momentum <text:span text:style-name="T10">(</text:span>p<text:span text:style-name="T10">)</text:span> and energ<text:span text:style-name="T10">y (E), [1</text:span><text:span text:style-name="T11">0</text:span><text:span text:style-name="T10">].</text:span></text:p>
      <text:p text:style-name="P12">The Schrödinger equation<text:span text:style-name="T10">,</text:span> whether <text:span text:style-name="T10">the potential energy V (x) is zero or not,</text:span> is a linear equation, <text:span text:style-name="T13">which</text:span> <text:span text:style-name="T10">is the sum of </text:span><text:span text:style-name="T11">the coefficient</text:span><text:span text:style-name="T10"> (c [n] ) and </text:span><text:span text:style-name="T11">the wave function</text:span><text:span text:style-name="T10"> (w [n] (x) ), [17 - 18].</text:span></text:p>
      <text:p text:style-name="P12">The general solution <text:span text:style-name="T10">[12 - 13] is a combination of plane wave solutions. <text:s/>This means that the linear combination of plane waves, [1</text:span><text:span text:style-name="T13">6</text:span><text:span text:style-name="T10"> - 18], </text:span>is a solution of the free particle Schrödinger equation <text:span text:style-name="T10">[</text:span><text:span text:style-name="T11">3</text:span><text:span text:style-name="T10">]</text:span>, for any choice of<text:span text:style-name="T10"> </text:span>function f<text:span text:style-name="T10"> </text:span>(p).<text:span text:style-name="T11"> Using the Fourier Series of f (p) will allow us to expand Schroedinger's equation and solve for the coefficients (c [n] ), [20].</text:span></text:p>
      <text:p text:style-name="P11"><text:span text:style-name="T13">The </text:span>T<text:span text:style-name="T13">ISE</text:span> eigen energy equation [14] is composed of the Hamiltonian operator (H~) and the space component O (x). </text:p>
      <text:p text:style-name="P11">For each positive energy eigen value (E) there are two independent <text:span text:style-name="T13">equations that form a solution set:</text:span> </text:p>
      <text:list text:style-name="L1">
        <text:list-item>
          <text:p text:style-name="P23"><text:soft-page-break/><text:span text:style-name="T10">the momentum (p) relationship with energy (E), [15], and </text:span></text:p>
        </text:list-item>
        <text:list-item>
          <text:p text:style-name="P24">the eigen energy state O (x), [16],</text:p>
        </text:list-item>
      </text:list>
      <text:p text:style-name="P12"><text:span text:style-name="T13">A</text:span><text:span text:style-name="T10">ny solution for a given energy (E) can be expressed as a linear combination of a c</text:span><text:span text:style-name="T13">oefficient (c [n] )</text:span><text:span text:style-name="T10"> and the eigen energy function O (x), [</text:span><text:span text:style-name="T13">18 - </text:span><text:span text:style-name="T10">1</text:span><text:span text:style-name="T13">9</text:span><text:span text:style-name="T10">].</text:span></text:p>
      <text:p text:style-name="P12">The set of eigen<text:span text:style-name="T10"> </text:span>functions <text:span text:style-name="T10">O [p] (x) </text:span>and corresponding eigen<text:span text:style-name="T10"> </text:span>values<text:span text:style-name="T10"> E [p], [</text:span><text:span text:style-name="T13">21 - 22</text:span><text:span text:style-name="T10">], are related by the momentum (p) of the particle, which </text:span><text:span text:style-name="T13">ranges</text:span><text:span text:style-name="T10"> from negative infinity through positive infinity, depending on the direction of the particles displacement (+/- x) and velocity (v).</text:span></text:p>
      <text:p text:style-name="P12"><text:span text:style-name="T10">By i</text:span>nserting th<text:span text:style-name="T13">is</text:span><text:span text:style-name="T11"> set of</text:span> <text:span text:style-name="T13">equations</text:span><text:span text:style-name="T10"> [</text:span><text:span text:style-name="T13">21 - 22</text:span><text:span text:style-name="T10">]</text:span> into <text:span text:style-name="T10">Schroedinger's continuous stationary state equation</text:span><text:span text:style-name="T13"> (E O = H O)</text:span><text:span text:style-name="T11">,</text:span><text:span text:style-name="T10"> [</text:span><text:span text:style-name="T13">14</text:span><text:span text:style-name="T10">]</text:span>, we arrive at the general<text:span text:style-name="T10"> </text:span>solution<text:span text:style-name="T13">,</text:span> <text:span text:style-name="T10">[</text:span><text:span text:style-name="T13">3</text:span><text:span text:style-name="T10">]</text:span>.</text:p>
      <text:p text:style-name="P13">It is easy to show that equation [<text:span text:style-name="T13">12 - 13</text:span>] is, in fact, the general solution to the free particle Schrödinger wave equation<text:span text:style-name="T13">, [4],</text:span> by separatin<text:span text:style-name="T13">g</text:span> <text:span text:style-name="T13">the</text:span> space O (x) and time T (t) components of the wave equation, [6 - 8]. <text:s/><text:span text:style-name="T12">Note ..</text:span> <text:span text:style-name="T13">that the space component O (x) doesn't change as it's a standing wave, [5]. <text:s/>And, since the momentum (p) or energy (E) doesn't change over time (t), [7], we can just focus on the space component O (x), [5].</text:span></text:p>
      <text:p text:style-name="P13">Next, for any given eigen energy function O (x) we can always find a function f (p) such that, the eigen energy function O (x) is equal to the integral of f (p) <text:span text:style-name="T13">O</text:span> <text:span text:style-name="T13">[p] </text:span>(x), [2<text:span text:style-name="T13">3</text:span>]. </text:p>
      <text:p text:style-name="P13">To determine f<text:span text:style-name="T13"> </text:span>(p), multiply both sides of the equation by <text:span text:style-name="T13">O (x)*,</text:span> and integrate<text:span text:style-name="T13"> </text:span>with respect to <text:span text:style-name="T13">(</text:span>x<text:span text:style-name="T13">), [24]. <text:s/>Simplify the </text:span><text:soft-page-break/><text:span text:style-name="T13">equations and replace the exponential function with a </text:span>Dirac delta function<text:span text:style-name="T13">,</text:span> <text:span text:style-name="T13">[26]</text:span>.<text:span text:style-name="T13"> </text:span>Using also the <text:span text:style-name="T13">Dirac delta identity, [27].</text:span></text:p>
      <text:p text:style-name="P13"><text:span text:style-name="T13">We find that</text:span> <text:span text:style-name="T13">O </text:span>(x) can be expressed <text:span text:style-name="T13">as a function f (p1),</text:span> <text:span text:style-name="T13">[30]</text:span>, <text:span text:style-name="T13">and </text:span>f<text:span text:style-name="T13"> </text:span>(p) <text:span text:style-name="T13">is the Integral of O(x) O (x)*, [32]. <text:s/></text:span>f<text:span text:style-name="T13"> </text:span>(p) is the Fourier transform of <text:span text:style-name="T13">O </text:span>(x) <text:span text:style-name="T13">[32]</text:span>, and<text:span text:style-name="T13"> O </text:span>(x) is the inverse Fourier transform of f (p)<text:span text:style-name="T13">,</text:span> <text:span text:style-name="T13">[31]</text:span>.</text:p>
      <text:p text:style-name="P13">We now have a <text:span text:style-name="T13">process to find the </text:span>the wave function <text:span text:style-name="T13">w (x, t) </text:span>at any later time<text:span text:style-name="T13"> (t2), when </text:span>given <text:span text:style-name="T13">a</text:span> wave function <text:span text:style-name="T13">w (x, t) </text:span>at any initial time <text:span text:style-name="T13">(</text:span>t0<text:span text:style-name="T13">).</text:span></text:p>
      <text:list text:style-name="L2">
        <text:list-item>
          <text:p text:style-name="P25"><text:span text:style-name="T13">O </text:span><text:span text:style-name="T11">(x) = </text:span><text:span text:style-name="T13">w</text:span><text:span text:style-name="T11"> (x , 0)</text:span><text:span text:style-name="T13">, [8]</text:span></text:p>
        </text:list-item>
        <text:list-item>
          <text:p text:style-name="P25"><text:span text:style-name="T13">C</text:span><text:span text:style-name="T11">ompute the</text:span><text:span text:style-name="T13"> </text:span><text:span text:style-name="T11">Fourier transform </text:span><text:span text:style-name="T13">of </text:span><text:span text:style-name="T11">f</text:span><text:span text:style-name="T13"> </text:span><text:span text:style-name="T11">(p)</text:span><text:span text:style-name="T13">, [23 - 31]</text:span></text:p>
        </text:list-item>
        <text:list-item>
          <text:p text:style-name="P25"><text:span text:style-name="T13">I</text:span><text:span text:style-name="T11">nsert f</text:span><text:span text:style-name="T13"> </text:span><text:span text:style-name="T11">(p) into the right-hand side of</text:span><text:span text:style-name="T13"> </text:span><text:span text:style-name="T11">equation</text:span><text:span text:style-name="T13">, [not shown]</text:span><text:span text:style-name="T11">. </text:span></text:p>
        </text:list-item>
        <text:list-item>
          <text:p text:style-name="P25"><text:span text:style-name="T13">Integrate t</text:span><text:span text:style-name="T11">he equation</text:span><text:span text:style-name="T13">, [not shown],</text:span><text:span text:style-name="T11"> </text:span><text:span text:style-name="T13">to determine the wave function w</text:span><text:span text:style-name="T11"> (x , t ) at any later time</text:span><text:span text:style-name="T13"> (t)</text:span><text:span text:style-name="T11">.</text:span><text:span text:style-name="T13"> </text:span></text:p>
        </text:list-item>
      </text:list>
      <text:p text:style-name="P14"/>
      <text:h text:style-name="P19" text:outline-level="1">Kronecker Delta Functions</text:h>
      <text:p text:style-name="P9">The Kronecker Delta function <text:span text:style-name="T7">δ</text:span><text:span text:style-name="T8"> </text:span><text:span text:style-name="T7">(x)</text:span>, also known as the Dirac Delta function, was first seen as the Identity Matrix (I), and only works in integrals. The Dirac Delta function <text:span text:style-name="T7">δ</text:span><text:span text:style-name="T8"> </text:span><text:span text:style-name="T7">(x)</text:span> only allows the integral to return one value when (x) equals zero, <text:s/>[1].</text:p>
      <text:p text:style-name="P9">Recall that the Identity Matrix (I) is a 2D (n x n) matrix, where [ m, n ] is 1 when (n = m), and [n, m] is zero when (m != n), [2 - 5]. <text:s/>As a 1D function, the Dirac Delta function returns one when (x) is zero, and returns zero when (x) is not zero, [6 - 8]</text:p>
      <text:p text:style-name="P7">The key property of the Dirac delta function <text:span text:style-name="T7">δ</text:span><text:span text:style-name="T8"> </text:span><text:span text:style-name="T7">(x)</text:span><text:span text:style-name="T8"> </text:span>is<text:span text:style-name="T7"> that the integral of any function </text:span><text:span text:style-name="T8">f (x) </text:span><text:span text:style-name="T7">with a dirac delta function δ</text:span><text:span text:style-name="T8"> </text:span><text:span text:style-name="T7">(x)</text:span><text:span text:style-name="T8"> </text:span><text:span text:style-name="T7">results in function evaluating where the dirac delta function δ</text:span><text:span text:style-name="T8"> </text:span><text:span text:style-name="T7">(x)</text:span><text:span text:style-name="T8"> </text:span><text:span text:style-name="T7">is zero, [</text:span><text:span text:style-name="T9">9</text:span><text:span text:style-name="T7">].</text:span></text:p>
      <text:p text:style-name="P8"><text:span text:style-name="T9">W</text:span>hen you integrate any function f<text:span text:style-name="T8"> </text:span>(x) with a Dirac delta function δ<text:span text:style-name="T8"> </text:span>(x<text:span text:style-name="T8"> - a</text:span>)<text:span text:style-name="T8"> </text:span>centered at <text:span text:style-name="T8">(</text:span>a<text:span text:style-name="T8">)</text:span>, the integral only contributes <text:span text:style-name="T8">to </text:span>where the argument of the delta function δ<text:span text:style-name="T8"> </text:span>(x<text:span text:style-name="T9">)</text:span> is zero. <text:s/>In other words, the integral "picks out" the value of f<text:span text:style-name="T8"> </text:span>(a) and returns it<text:span text:style-name="T8">, [</text:span><text:span text:style-name="T9">10</text:span><text:span text:style-name="T8">].</text:span></text:p>
      <text:p text:style-name="P8">Consider the <text:span text:style-name="T9">an</text:span> <text:span text:style-name="T9">i</text:span>ntegral<text:span text:style-name="T9"> of (</text:span>x<text:span text:style-name="T9">) and the delta function</text:span> δ<text:span text:style-name="T9"> </text:span>(<text:span text:style-name="T9">c </text:span>x)<text:span text:style-name="T9">. This integral can become</text:span> problematic because the delta function δ<text:span text:style-name="T9"> </text:span>(<text:span text:style-name="T9">c </text:span>x)<text:span text:style-name="T9"> </text:span>is centered at <text:span text:style-name="T9">zero. If, (c) is zero, this would create an undefined situation. Thus, (</text:span>c<text:span text:style-name="T9">) cannot be zero, as zero divided by a number is zero, [11].</text:span></text:p>
      <text:p text:style-name="P8"/>
      <text:p text:style-name="P9"><text:soft-page-break/>When the value of (x) inside the delta function δ<text:span text:style-name="T8"> </text:span>(c x) is multiplied by a constant (c), the delta function will only return one when (x) is zero. <text:s/>Thus, (c) is seen as a scaling factor.</text:p>
      <text:p text:style-name="P9">To show that (c) is a scaling factor, first start by substituting (u) for (c x), [13 - 16]. <text:s/>Since (c) is not affected by the integral, we can move it outside the integral, [17]. <text:s/>What remains is an integral of (u), and we know that such an integral returns one, [18]. The integral of the Dirac delta function δ<text:span text:style-name="T8"> </text:span>(c x) is one divided by the absolute value of (c), [19]. And, recall (c) cannot be zero, [11].</text:p>
      <text:p text:style-name="P9">Concerning the use of the absolute value bars ( || ), δ (c x) or δ (-c x) will only return zero, when (x) is zero. therefore, it doesn't matter what sign (c) has, as in either case, the Dirac Delta function will only return zero when (x) is zero.</text:p>
      <text:p text:style-name="P8"><text:span text:style-name="T9">To a</text:span>pply the <text:span text:style-name="T9">d</text:span>elta <text:span text:style-name="T9">f</text:span>unction<text:span text:style-name="T9"> δ (x), w</text:span>e rewrite the integral using the property<text:span text:style-name="T9">, [],</text:span> where f(x) is any function because the delta function makes the integral non-zero only <text:span text:style-name="T9">when</text:span> <text:span text:style-name="T9">(</text:span>x<text:span text:style-name="T9">) equals zero.</text:span></text:p>
      <text:p text:style-name="P8"/>
      <text:p text:style-name="Text_20_body"/>
      <text:h text:style-name="P19" text:outline-level="1">Delta Function Potentials</text:h>
      <text:h text:style-name="Heading_20_1" text:outline-level="1">Bound States</text:h>
      <text:h text:style-name="Heading_20_1" text:outline-level="1">Finite Square Well</text:h>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marker draw:name="Arrowheads_20_5" draw:display-name="Arrowheads 5" svg:viewBox="0 0 1131 1580" svg:d="M1013 1491l118 89-567-1580-564 1580 114-85 136-68 148-46 161-17 161 13 153 46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6" number:min-decimal-places="6" number:min-integer-digits="1" number:grouping="true"/>
    </number:number-style>
    <number:number-style style:name="N130">
      <number:number number:decimal-places="3" number:min-decimal-places="3" number:min-integer-digits="1" number:grouping="true"/>
    </number:number-style>
    <number:number-style style:name="N131">
      <number:number number:decimal-places="4" number:min-decimal-places="4" number:min-integer-digits="1" number:grouping="true"/>
    </number:number-style>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9T20:09:04.929098064</meta:creation-date>
    <meta:generator>LibreOffice/7.5.9.2$Linux_X86_64 LibreOffice_project/50$Build-2</meta:generator>
    <dc:date>2024-07-16T17:35:50.385843168</dc:date>
    <meta:editing-duration>P7DT5H13M9S</meta:editing-duration>
    <meta:editing-cycles>19</meta:editing-cycles>
    <meta:print-date>2024-06-22T23:46:10.713642740</meta:print-date>
    <meta:document-statistic meta:table-count="0" meta:image-count="0" meta:object-count="0" meta:page-count="16" meta:paragraph-count="77" meta:word-count="2435" meta:character-count="13180" meta:non-whitespace-character-count="10792"/>
  </office:meta>
</office:document-meta>
</file>